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" fo:font-size="10pt" officeooo:rsid="001f9676" officeooo:paragraph-rsid="001f9676" style:font-size-asian="10pt" style:font-size-complex="10pt"/>
    </style:style>
    <style:style style:name="P2" style:family="paragraph" style:parent-style-name="Standard">
      <style:text-properties style:font-name="Bitstream Vera Sans" fo:font-size="14pt" style:text-underline-style="solid" style:text-underline-width="auto" style:text-underline-color="font-color" fo:font-weight="bold" officeooo:rsid="001f9676" officeooo:paragraph-rsid="001f967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Bitstream Vera Sans" fo:font-size="11pt" officeooo:rsid="00278f86" officeooo:paragraph-rsid="002a3b12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Bitstream Vera Sans" fo:font-size="11pt" officeooo:rsid="00239b90" officeooo:paragraph-rsid="007c9091" style:font-size-asian="11pt" style:font-size-complex="11pt"/>
    </style:style>
    <style:style style:name="P5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-0.67mm"/>
        </style:tab-stops>
      </style:paragraph-properties>
      <style:text-properties style:font-name="Bitstream Vera Sans" fo:font-size="11pt" officeooo:rsid="00239b90" officeooo:paragraph-rsid="007c9091" style:font-size-asian="11pt" style:font-size-complex="11pt"/>
    </style:style>
    <style:style style:name="P6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-0.67mm"/>
        </style:tab-stops>
      </style:paragraph-properties>
      <style:text-properties style:font-name="Bitstream Vera Sans" fo:font-size="11pt" officeooo:rsid="00239b90" officeooo:paragraph-rsid="009e4e00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Bitstream Vera Sans" fo:font-size="11pt" officeooo:rsid="001f9676" officeooo:paragraph-rsid="001f9676" style:font-size-asian="11pt" style:font-size-complex="11pt"/>
    </style:style>
    <style:style style:name="P8" style:family="paragraph" style:parent-style-name="Standard">
      <style:text-properties style:font-name="Bitstream Vera Sans" fo:font-size="11pt" officeooo:rsid="009011ca" officeooo:paragraph-rsid="009011ca" style:font-size-asian="11pt" style:font-size-complex="11pt"/>
    </style:style>
    <style:style style:name="P9" style:family="paragraph" style:parent-style-name="Standard">
      <style:text-properties style:font-name="Bitstream Vera Sans" fo:font-size="11pt" officeooo:rsid="00211075" officeooo:paragraph-rsid="00211075" style:font-size-asian="11pt" style:font-size-complex="11pt"/>
    </style:style>
    <style:style style:name="P10" style:family="paragraph" style:parent-style-name="Standard">
      <style:text-properties style:font-name="Bitstream Vera Sans" fo:font-size="11pt" officeooo:rsid="002139d3" officeooo:paragraph-rsid="002139d3" style:font-size-asian="11pt" style:font-size-complex="11pt"/>
    </style:style>
    <style:style style:name="P11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-0.67mm"/>
        </style:tab-stops>
      </style:paragraph-properties>
      <style:text-properties style:font-name="Bitstream Vera Sans" fo:font-size="11pt" officeooo:rsid="007d33de" officeooo:paragraph-rsid="009e4e00" style:font-size-asian="11pt" style:font-size-complex="11pt"/>
    </style:style>
    <style:style style:name="P12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-0.67mm"/>
        </style:tab-stops>
      </style:paragraph-properties>
      <style:text-properties style:font-name="Bitstream Vera Sans" fo:font-size="11pt" officeooo:rsid="007d7894" officeooo:paragraph-rsid="009e4e00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Bitstream Vera Sans" fo:font-size="11pt" fo:font-weight="bold" officeooo:rsid="00239b90" officeooo:paragraph-rsid="007c9091" style:font-size-asian="11pt" style:font-weight-asian="bold" style:font-size-complex="11pt" style:font-weight-complex="bold"/>
    </style:style>
    <style:style style:name="P14" style:family="paragraph" style:parent-style-name="Standard">
      <loext:graphic-properties draw:fill="none"/>
      <style:paragraph-properties fo:text-align="start" style:justify-single-word="false" fo:background-color="transparent">
        <style:tab-stops/>
      </style:paragraph-properties>
      <style:text-properties style:font-name="Bitstream Vera Sans" fo:font-size="11pt" fo:font-weight="normal" officeooo:rsid="00239b90" officeooo:paragraph-rsid="0084e4d8" style:font-size-asian="11pt" style:font-weight-asian="normal" style:font-size-complex="11pt" style:font-weight-complex="normal"/>
    </style:style>
    <style:style style:name="P15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-0.67mm"/>
        </style:tab-stops>
      </style:paragraph-properties>
      <style:text-properties style:font-name="Bitstream Vera Sans" fo:font-size="11pt" fo:font-weight="normal" officeooo:rsid="00239b90" officeooo:paragraph-rsid="009b6964" style:font-size-asian="11pt" style:font-weight-asian="normal" style:font-size-complex="11pt" style:font-weight-complex="normal"/>
    </style:style>
    <style:style style:name="P16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-0.67mm"/>
        </style:tab-stops>
      </style:paragraph-properties>
      <style:text-properties style:font-name="Bitstream Vera Sans" fo:font-size="11pt" fo:font-weight="normal" officeooo:rsid="00239b90" officeooo:paragraph-rsid="009e4e00" style:font-size-asian="11pt" style:font-weight-asian="normal" style:font-size-complex="11pt" style:font-weight-complex="normal"/>
    </style:style>
    <style:style style:name="P17" style:family="paragraph" style:parent-style-name="Standard">
      <style:text-properties fo:font-size="11pt" officeooo:paragraph-rsid="004595fd" style:font-size-asian="11pt" style:font-size-complex="11pt"/>
    </style:style>
    <style:style style:name="P18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-0.67mm"/>
        </style:tab-stops>
      </style:paragraph-properties>
      <style:text-properties style:text-position="0% 100%" style:font-name="Bitstream Vera Sans" fo:font-size="11pt" officeooo:rsid="007c9091" officeooo:paragraph-rsid="009e4e00" style:font-size-asian="11pt" style:font-size-complex="11pt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-0.67mm"/>
        </style:tab-stops>
      </style:paragraph-properties>
      <style:text-properties officeooo:paragraph-rsid="009e4e00"/>
    </style:style>
    <style:style style:name="P20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-0.67mm"/>
        </style:tab-stops>
      </style:paragraph-properties>
      <style:text-properties officeooo:paragraph-rsid="008b89a0"/>
    </style:style>
    <style:style style:name="P21" style:family="paragraph" style:parent-style-name="Standard">
      <style:paragraph-properties fo:break-before="page"/>
      <style:text-properties style:font-name="Bitstream Vera Sans" fo:font-size="11pt" style:text-underline-style="solid" style:text-underline-width="auto" style:text-underline-color="font-color" fo:font-weight="bold" officeooo:rsid="009011ca" officeooo:paragraph-rsid="009011ca" style:font-size-asian="11pt" style:font-weight-asian="bold" style:font-size-complex="11pt" style:font-weight-complex="bold"/>
    </style:style>
    <style:style style:name="P22" style:family="paragraph" style:parent-style-name="Standard" style:master-page-name="">
      <loext:graphic-properties draw:fill="none"/>
      <style:paragraph-properties fo:text-align="start" style:justify-single-word="false" style:page-number="auto" fo:background-color="transparent">
        <style:tab-stops/>
      </style:paragraph-properties>
      <style:text-properties style:font-name="Bitstream Vera Sans" fo:font-size="11pt" fo:font-weight="normal" officeooo:rsid="00239b90" officeooo:paragraph-rsid="0084e4d8" style:font-size-asian="11pt" style:font-weight-asian="normal" style:font-size-complex="11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Bitstream Vera Sans" fo:font-size="11pt" officeooo:rsid="00278f86" officeooo:paragraph-rsid="002a3b12" style:font-size-asian="11pt" style:font-size-complex="11pt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Bitstream Vera Sans" fo:font-size="11pt" officeooo:rsid="002a3b12" officeooo:paragraph-rsid="002a3b12" style:font-size-asian="11pt" style:font-size-complex="11pt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Bitstream Vera Sans" fo:font-size="11pt" officeooo:rsid="0033f4e4" officeooo:paragraph-rsid="0033f4e4" style:font-size-asian="11pt" style:font-size-complex="11pt"/>
    </style:style>
    <style:style style:name="P26" style:family="paragraph" style:parent-style-name="Standard" style:list-style-name="L2">
      <style:text-properties style:font-name="Bitstream Vera Sans" fo:font-size="11pt" officeooo:rsid="0033f4e4" officeooo:paragraph-rsid="00391808" style:font-size-asian="11pt" style:font-size-complex="11pt"/>
    </style:style>
    <style:style style:name="P27" style:family="paragraph" style:parent-style-name="Standard" style:list-style-name="L2">
      <style:text-properties style:font-name="Bitstream Vera Sans" fo:font-size="11pt" officeooo:rsid="0033f4e4" officeooo:paragraph-rsid="0059069b" style:font-size-asian="11pt" style:font-size-complex="11pt"/>
    </style:style>
    <style:style style:name="P28" style:family="paragraph" style:parent-style-name="Standard" style:list-style-name="L2">
      <style:text-properties style:font-name="Bitstream Vera Sans" fo:font-size="11pt" officeooo:rsid="0033f4e4" officeooo:paragraph-rsid="00477718" style:font-size-asian="11pt" style:font-size-complex="11pt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Bitstream Vera Sans" fo:font-size="11pt" officeooo:rsid="00a6c328" officeooo:paragraph-rsid="00a6c328" style:font-size-asian="11pt" style:font-size-complex="11pt"/>
    </style:style>
    <style:style style:name="P30" style:family="paragraph" style:parent-style-name="Standard" style:list-style-name="L2">
      <style:text-properties style:font-name="Bitstream Vera Sans" fo:font-size="11pt" officeooo:rsid="002139d3" officeooo:paragraph-rsid="002139d3" style:font-size-asian="11pt" style:font-size-complex="11pt"/>
    </style:style>
    <style:style style:name="P31" style:family="paragraph" style:parent-style-name="Standard" style:list-style-name="L2">
      <style:text-properties style:font-name="Bitstream Vera Sans" fo:font-size="11pt" officeooo:rsid="002139d3" officeooo:paragraph-rsid="004e552c" style:font-size-asian="11pt" style:font-size-complex="11pt"/>
    </style:style>
    <style:style style:name="P32" style:family="paragraph" style:parent-style-name="Standard" style:list-style-name="L2">
      <style:text-properties style:font-name="Bitstream Vera Sans" fo:font-size="11pt" officeooo:rsid="002139d3" officeooo:paragraph-rsid="0055d7be" style:font-size-asian="11pt" style:font-size-complex="11pt"/>
    </style:style>
    <style:style style:name="P33" style:family="paragraph" style:parent-style-name="Standard" style:list-style-name="L2">
      <style:text-properties style:font-name="Bitstream Vera Sans" fo:font-size="11pt" officeooo:rsid="002139d3" officeooo:paragraph-rsid="005e1be9" style:font-size-asian="11pt" style:font-size-complex="11pt"/>
    </style:style>
    <style:style style:name="P34" style:family="paragraph" style:parent-style-name="Standard" style:list-style-name="L2">
      <style:text-properties style:font-name="Bitstream Vera Sans" fo:font-size="11pt" officeooo:rsid="00261e61" officeooo:paragraph-rsid="00261e61" style:font-size-asian="11pt" style:font-size-complex="11pt"/>
    </style:style>
    <style:style style:name="P35" style:family="paragraph" style:parent-style-name="Standard" style:list-style-name="L2">
      <style:text-properties style:font-name="Bitstream Vera Sans" fo:font-size="11pt" officeooo:rsid="00239b90" officeooo:paragraph-rsid="002e6ff8" style:font-size-asian="11pt" style:font-size-complex="11pt"/>
    </style:style>
    <style:style style:name="P36" style:family="paragraph" style:parent-style-name="Standard" style:list-style-name="L2">
      <style:text-properties style:font-name="Bitstream Vera Sans" fo:font-size="11pt" officeooo:rsid="00239b90" officeooo:paragraph-rsid="006e4ed3" style:font-size-asian="11pt" style:font-size-complex="11pt"/>
    </style:style>
    <style:style style:name="P37" style:family="paragraph" style:parent-style-name="Standard" style:list-style-name="L2">
      <style:text-properties style:font-name="Bitstream Vera Sans" fo:font-size="11pt" officeooo:paragraph-rsid="002e6ff8" style:font-size-asian="11pt" style:font-size-complex="11pt"/>
    </style:style>
    <style:style style:name="P38" style:family="paragraph" style:parent-style-name="Standard" style:list-style-name="L2">
      <style:text-properties style:font-name="Bitstream Vera Sans" fo:font-size="11pt" officeooo:rsid="003cd75c" officeooo:paragraph-rsid="003cd75c" style:font-size-asian="11pt" style:font-size-complex="11pt"/>
    </style:style>
    <style:style style:name="P39" style:family="paragraph" style:parent-style-name="Standard" style:list-style-name="L2">
      <style:text-properties style:font-name="Bitstream Vera Sans" fo:font-size="11pt" officeooo:rsid="004e552c" officeooo:paragraph-rsid="0055d7be" style:font-size-asian="11pt" style:font-size-complex="11pt"/>
    </style:style>
    <style:style style:name="P40" style:family="paragraph" style:parent-style-name="Standard" style:list-style-name="L2">
      <style:text-properties style:font-name="Bitstream Vera Sans" fo:font-size="11pt" officeooo:rsid="0057e168" officeooo:paragraph-rsid="0059069b" style:font-size-asian="11pt" style:font-size-complex="11pt"/>
    </style:style>
    <style:style style:name="P41" style:family="paragraph" style:parent-style-name="Standard" style:list-style-name="L2">
      <style:text-properties style:font-name="Bitstream Vera Sans" fo:font-size="11pt" officeooo:rsid="0057e168" officeooo:paragraph-rsid="0057e168" style:font-size-asian="11pt" style:font-size-complex="11pt"/>
    </style:style>
    <style:style style:name="P42" style:family="paragraph" style:parent-style-name="Standard" style:list-style-name="L2">
      <style:text-properties style:font-name="Bitstream Vera Sans" fo:font-size="11pt" officeooo:rsid="0060bb4e" officeooo:paragraph-rsid="0060bb4e" style:font-size-asian="11pt" style:font-size-complex="11pt"/>
    </style:style>
    <style:style style:name="P43" style:family="paragraph" style:parent-style-name="Standard" style:list-style-name="L2">
      <style:text-properties style:font-name="Bitstream Vera Sans" fo:font-size="11pt" officeooo:rsid="0060bb4e" officeooo:paragraph-rsid="0075dfeb" style:font-size-asian="11pt" style:font-size-complex="11pt"/>
    </style:style>
    <style:style style:name="P44" style:family="paragraph" style:parent-style-name="Standard" style:list-style-name="L2">
      <style:text-properties style:font-name="Bitstream Vera Sans" fo:font-size="11pt" officeooo:rsid="005e1be9" officeooo:paragraph-rsid="005e1be9" style:font-size-asian="11pt" style:font-size-complex="11pt"/>
    </style:style>
    <style:style style:name="P45" style:family="paragraph" style:parent-style-name="Standard" style:list-style-name="L2">
      <style:text-properties style:font-name="Bitstream Vera Sans" fo:font-size="11pt" officeooo:rsid="0065a487" officeooo:paragraph-rsid="0065a487" style:font-size-asian="11pt" style:font-size-complex="11pt"/>
    </style:style>
    <style:style style:name="P46" style:family="paragraph" style:parent-style-name="Standard" style:list-style-name="L2">
      <style:text-properties style:font-name="Bitstream Vera Sans" fo:font-size="11pt" fo:font-weight="bold" officeooo:rsid="00239b90" officeooo:paragraph-rsid="002e6ff8" style:font-size-asian="11pt" style:font-weight-asian="bold" style:font-size-complex="11pt" style:font-weight-complex="bold"/>
    </style:style>
    <style:style style:name="P47" style:family="paragraph" style:parent-style-name="Standard" style:list-style-name="L2">
      <style:text-properties style:font-name="Bitstream Vera Sans" fo:font-size="11pt" fo:font-weight="bold" officeooo:rsid="00239b90" officeooo:paragraph-rsid="006e4ed3" style:font-size-asian="11pt" style:font-weight-asian="bold" style:font-size-complex="11pt" style:font-weight-complex="bold"/>
    </style:style>
    <style:style style:name="P48" style:family="paragraph" style:parent-style-name="Standard" style:list-style-name="L2">
      <style:text-properties style:font-name="Bitstream Vera Sans" fo:font-size="11pt" fo:font-weight="bold" officeooo:paragraph-rsid="0030502e" style:font-size-asian="11pt" style:font-weight-asian="bold" style:font-size-complex="11pt" style:font-weight-complex="bold"/>
    </style:style>
    <style:style style:name="P49" style:family="paragraph" style:parent-style-name="Standard" style:list-style-name="L2">
      <style:text-properties style:font-name="Bitstream Vera Sans" fo:font-size="11pt" fo:font-weight="bold" officeooo:rsid="004e552c" officeooo:paragraph-rsid="0055d7be" style:font-size-asian="11pt" style:font-weight-asian="bold" style:font-size-complex="11pt" style:font-weight-complex="bold"/>
    </style:style>
    <style:style style:name="P50" style:family="paragraph" style:parent-style-name="Standard" style:list-style-name="L2">
      <style:text-properties style:font-name="Bitstream Vera Sans" fo:font-size="11pt" fo:font-weight="bold" officeooo:rsid="0057e168" officeooo:paragraph-rsid="0057e168" style:font-size-asian="11pt" style:font-weight-asian="bold" style:font-size-complex="11pt" style:font-weight-complex="bold"/>
    </style:style>
    <style:style style:name="P51" style:family="paragraph" style:parent-style-name="Standard" style:list-style-name="L2">
      <style:text-properties style:font-name="Bitstream Vera Sans" fo:font-size="11pt" fo:font-weight="bold" officeooo:rsid="005a9342" officeooo:paragraph-rsid="005a9342" style:font-size-asian="11pt" style:font-weight-asian="bold" style:font-size-complex="11pt" style:font-weight-complex="bold"/>
    </style:style>
    <style:style style:name="P52" style:family="paragraph" style:parent-style-name="Standard" style:list-style-name="L2">
      <style:text-properties style:font-name="Bitstream Vera Sans" fo:font-size="11pt" fo:font-weight="bold" officeooo:rsid="0038413c" officeooo:paragraph-rsid="005e1be9" style:font-size-asian="11pt" style:font-weight-asian="bold" style:font-size-complex="11pt" style:font-weight-complex="bold"/>
    </style:style>
    <style:style style:name="P53" style:family="paragraph" style:parent-style-name="Standard" style:list-style-name="L2">
      <style:text-properties fo:font-size="11pt" officeooo:paragraph-rsid="00391808" style:font-size-asian="11pt" style:font-size-complex="11pt"/>
    </style:style>
    <style:style style:name="P54" style:family="paragraph" style:parent-style-name="Standard" style:list-style-name="L2">
      <style:text-properties fo:font-size="11pt" officeooo:paragraph-rsid="003cd75c" style:font-size-asian="11pt" style:font-size-complex="11pt"/>
    </style:style>
    <style:style style:name="P55" style:family="paragraph" style:parent-style-name="Standard" style:list-style-name="L2">
      <style:text-properties fo:font-size="11pt" officeooo:paragraph-rsid="005e1be9" style:font-size-asian="11pt" style:font-size-complex="11pt"/>
    </style:style>
    <style:style style:name="T1" style:family="text">
      <style:text-properties officeooo:rsid="0025971d"/>
    </style:style>
    <style:style style:name="T2" style:family="text">
      <style:text-properties officeooo:rsid="00261e61"/>
    </style:style>
    <style:style style:name="T3" style:family="text">
      <style:text-properties officeooo:rsid="0026ec99"/>
    </style:style>
    <style:style style:name="T4" style:family="text">
      <style:text-properties officeooo:rsid="00278f86"/>
    </style:style>
    <style:style style:name="T5" style:family="text">
      <style:text-properties officeooo:rsid="002a3b12"/>
    </style:style>
    <style:style style:name="T6" style:family="text">
      <style:text-properties officeooo:rsid="002cab32"/>
    </style:style>
    <style:style style:name="T7" style:family="text">
      <style:text-properties style:text-position="super 58%" officeooo:rsid="0030502e"/>
    </style:style>
    <style:style style:name="T8" style:family="text">
      <style:text-properties style:text-position="super 58%" officeooo:rsid="007c9091"/>
    </style:style>
    <style:style style:name="T9" style:family="text">
      <style:text-properties style:text-position="super 58%" officeooo:rsid="007d33de"/>
    </style:style>
    <style:style style:name="T10" style:family="text">
      <style:text-properties style:text-position="super 58%" officeooo:rsid="008181f2"/>
    </style:style>
    <style:style style:name="T11" style:family="text">
      <style:text-properties style:text-position="super 58%" officeooo:rsid="007f4380"/>
    </style:style>
    <style:style style:name="T12" style:family="text">
      <style:text-properties style:text-position="super 58%" style:font-name="Bitstream Vera Sans" fo:font-size="11pt" fo:font-weight="bold" officeooo:rsid="008969a6" style:font-size-asian="11pt" style:font-weight-asian="bold" style:font-size-complex="11pt" style:font-weight-complex="bold"/>
    </style:style>
    <style:style style:name="T13" style:family="text">
      <style:text-properties style:text-position="super 58%" style:font-name="Bitstream Vera Sans" fo:font-size="11pt" style:text-underline-style="solid" style:text-underline-type="double" style:text-underline-width="auto" style:text-underline-color="font-color" fo:font-weight="bold" officeooo:rsid="008969a6" style:font-size-asian="11pt" style:font-weight-asian="bold" style:font-size-complex="11pt" style:font-weight-complex="bold"/>
    </style:style>
    <style:style style:name="T14" style:family="text">
      <style:text-properties style:text-position="0% 100%" officeooo:rsid="002cab32"/>
    </style:style>
    <style:style style:name="T15" style:family="text">
      <style:text-properties style:text-position="0% 100%" officeooo:rsid="0030502e"/>
    </style:style>
    <style:style style:name="T16" style:family="text">
      <style:text-properties style:text-position="0% 100%" officeooo:rsid="007c9091"/>
    </style:style>
    <style:style style:name="T17" style:family="text">
      <style:text-properties style:text-position="0% 100%" officeooo:rsid="007d33de"/>
    </style:style>
    <style:style style:name="T18" style:family="text">
      <style:text-properties style:text-position="0% 100%" officeooo:rsid="008181f2"/>
    </style:style>
    <style:style style:name="T19" style:family="text">
      <style:text-properties style:text-position="0% 100%" officeooo:rsid="00835e39"/>
    </style:style>
    <style:style style:name="T20" style:family="text">
      <style:text-properties style:text-position="0% 100%" officeooo:rsid="0084e4d8"/>
    </style:style>
    <style:style style:name="T21" style:family="text">
      <style:text-properties style:text-position="0% 100%" officeooo:rsid="007f4380"/>
    </style:style>
    <style:style style:name="T22" style:family="text">
      <style:text-properties style:text-position="0% 100%" style:font-name="Bitstream Vera Sans" fo:font-size="11pt" fo:font-weight="bold" officeooo:rsid="0084e4d8" style:font-size-asian="11pt" style:font-weight-asian="bold" style:font-size-complex="11pt" style:font-weight-complex="bold"/>
    </style:style>
    <style:style style:name="T23" style:family="text">
      <style:text-properties style:text-position="0% 100%" style:font-name="Bitstream Vera Sans" fo:font-size="11pt" fo:font-weight="bold" officeooo:rsid="008969a6" style:font-size-asian="11pt" style:font-weight-asian="bold" style:font-size-complex="11pt" style:font-weight-complex="bold"/>
    </style:style>
    <style:style style:name="T24" style:family="text">
      <style:text-properties style:text-position="0% 100%" style:font-name="Bitstream Vera Sans" fo:font-size="11pt" fo:font-weight="bold" officeooo:rsid="008a469f" style:font-size-asian="11pt" style:font-weight-asian="bold" style:font-size-complex="11pt" style:font-weight-complex="bold"/>
    </style:style>
    <style:style style:name="T25" style:family="text">
      <style:text-properties style:text-position="0% 100%" style:font-name="Bitstream Vera Sans" fo:font-size="11pt" fo:font-weight="bold" officeooo:rsid="00b1c700" style:font-size-asian="11pt" style:font-weight-asian="bold" style:font-size-complex="11pt" style:font-weight-complex="bold"/>
    </style:style>
    <style:style style:name="T26" style:family="text">
      <style:text-properties style:text-position="0% 100%" style:font-name="Bitstream Vera Sans" fo:font-size="11pt" style:text-underline-style="solid" style:text-underline-type="double" style:text-underline-width="auto" style:text-underline-color="font-color" fo:font-weight="bold" officeooo:rsid="008b89a0" style:font-size-asian="11pt" style:font-weight-asian="bold" style:font-size-complex="11pt" style:font-weight-complex="bold"/>
    </style:style>
    <style:style style:name="T27" style:family="text">
      <style:text-properties style:text-position="0% 100%" style:font-name="Bitstream Vera Sans" fo:font-size="11pt" style:text-underline-style="solid" style:text-underline-type="double" style:text-underline-width="auto" style:text-underline-color="font-color" fo:font-weight="bold" officeooo:rsid="008969a6" style:font-size-asian="11pt" style:font-weight-asian="bold" style:font-size-complex="11pt" style:font-weight-complex="bold"/>
    </style:style>
    <style:style style:name="T28" style:family="text">
      <style:text-properties style:text-position="0% 100%" style:font-name="Bitstream Vera Sans" fo:font-size="11pt" style:text-underline-style="solid" style:text-underline-type="double" style:text-underline-width="auto" style:text-underline-color="font-color" fo:font-weight="bold" officeooo:rsid="008a469f" style:font-size-asian="11pt" style:font-weight-asian="bold" style:font-size-complex="11pt" style:font-weight-complex="bold"/>
    </style:style>
    <style:style style:name="T29" style:family="text">
      <style:text-properties style:text-position="0% 100%" style:font-name="Bitstream Vera Sans" fo:font-size="11pt" style:text-underline-style="solid" style:text-underline-type="double" style:text-underline-width="auto" style:text-underline-color="font-color" fo:font-weight="bold" officeooo:rsid="00b1c700" style:font-size-asian="11pt" style:font-weight-asian="bold" style:font-size-complex="11pt" style:font-weight-complex="bold"/>
    </style:style>
    <style:style style:name="T30" style:family="text">
      <style:text-properties officeooo:rsid="0030502e"/>
    </style:style>
    <style:style style:name="T31" style:family="text">
      <style:text-properties officeooo:rsid="0037ab12"/>
    </style:style>
    <style:style style:name="T32" style:family="text">
      <style:text-properties officeooo:rsid="0038413c"/>
    </style:style>
    <style:style style:name="T33" style:family="text">
      <style:text-properties style:font-name="Bitstream Vera Sans" officeooo:rsid="0038413c"/>
    </style:style>
    <style:style style:name="T34" style:family="text">
      <style:text-properties style:font-name="Bitstream Vera Sans" officeooo:rsid="004176aa"/>
    </style:style>
    <style:style style:name="T35" style:family="text">
      <style:text-properties style:font-name="Bitstream Vera Sans" officeooo:rsid="003e10d6"/>
    </style:style>
    <style:style style:name="T36" style:family="text">
      <style:text-properties style:font-name="Bitstream Vera Sans" officeooo:rsid="00477718"/>
    </style:style>
    <style:style style:name="T37" style:family="text">
      <style:text-properties style:font-name="Bitstream Vera Sans" officeooo:rsid="003cd75c"/>
    </style:style>
    <style:style style:name="T38" style:family="text">
      <style:text-properties style:font-name="Bitstream Vera Sans" officeooo:rsid="00422196"/>
    </style:style>
    <style:style style:name="T39" style:family="text">
      <style:text-properties style:font-name="Bitstream Vera Sans" fo:font-weight="bold" officeooo:rsid="004595fd" style:font-weight-asian="bold" style:font-weight-complex="bold"/>
    </style:style>
    <style:style style:name="T40" style:family="text">
      <style:text-properties style:font-name="Bitstream Vera Sans" fo:font-weight="bold" officeooo:rsid="004b6c0c" style:font-weight-asian="bold" style:font-weight-complex="bold"/>
    </style:style>
    <style:style style:name="T41" style:family="text">
      <style:text-properties style:font-name="Bitstream Vera Sans" officeooo:rsid="004595fd"/>
    </style:style>
    <style:style style:name="T42" style:family="text">
      <style:text-properties style:font-name="Bitstream Vera Sans" officeooo:rsid="007d72bd"/>
    </style:style>
    <style:style style:name="T43" style:family="text">
      <style:text-properties style:font-name="Bitstream Vera Sans" officeooo:rsid="0052e1bd"/>
    </style:style>
    <style:style style:name="T44" style:family="text">
      <style:text-properties style:font-name="Bitstream Vera Sans" officeooo:rsid="004b6c0c"/>
    </style:style>
    <style:style style:name="T45" style:family="text">
      <style:text-properties style:font-name="Bitstream Vera Sans" officeooo:rsid="00771ba7"/>
    </style:style>
    <style:style style:name="T46" style:family="text">
      <style:text-properties officeooo:rsid="003aa63f"/>
    </style:style>
    <style:style style:name="T47" style:family="text">
      <style:text-properties officeooo:rsid="003cd75c"/>
    </style:style>
    <style:style style:name="T48" style:family="text">
      <style:text-properties officeooo:rsid="004718d5"/>
    </style:style>
    <style:style style:name="T49" style:family="text">
      <style:text-properties officeooo:rsid="00477718"/>
    </style:style>
    <style:style style:name="T50" style:family="text">
      <style:text-properties officeooo:rsid="004e552c"/>
    </style:style>
    <style:style style:name="T51" style:family="text">
      <style:text-properties officeooo:rsid="005a9342"/>
    </style:style>
    <style:style style:name="T52" style:family="text">
      <style:text-properties officeooo:rsid="005e1be9"/>
    </style:style>
    <style:style style:name="T53" style:family="text">
      <style:text-properties officeooo:rsid="00655c2c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2a3b12" style:font-weight-asian="bold" style:font-weight-complex="bold"/>
    </style:style>
    <style:style style:name="T56" style:family="text">
      <style:text-properties fo:font-weight="bold" officeooo:rsid="0026ec99" style:font-weight-asian="bold" style:font-weight-complex="bold"/>
    </style:style>
    <style:style style:name="T57" style:family="text">
      <style:text-properties fo:font-weight="bold" officeooo:rsid="00514df9" style:font-weight-asian="bold" style:font-weight-complex="bold"/>
    </style:style>
    <style:style style:name="T58" style:family="text">
      <style:text-properties fo:font-weight="bold" officeooo:rsid="005a9342" style:font-weight-asian="bold" style:font-weight-complex="bold"/>
    </style:style>
    <style:style style:name="T59" style:family="text">
      <style:text-properties fo:font-weight="bold" officeooo:rsid="0025971d" style:font-weight-asian="bold" style:font-weight-complex="bold"/>
    </style:style>
    <style:style style:name="T60" style:family="text">
      <style:text-properties fo:font-weight="bold" officeooo:rsid="0070360b" style:font-weight-asian="bold" style:font-weight-complex="bold"/>
    </style:style>
    <style:style style:name="T61" style:family="text">
      <style:text-properties officeooo:rsid="0070360b"/>
    </style:style>
    <style:style style:name="T62" style:family="text">
      <style:text-properties officeooo:rsid="007995e7"/>
    </style:style>
    <style:style style:name="T63" style:family="text">
      <style:text-properties officeooo:rsid="007c9091"/>
    </style:style>
    <style:style style:name="T64" style:family="text">
      <style:text-properties officeooo:rsid="007d33de"/>
    </style:style>
    <style:style style:name="T65" style:family="text">
      <style:text-properties officeooo:rsid="007d72bd"/>
    </style:style>
    <style:style style:name="T66" style:family="text">
      <style:text-properties officeooo:rsid="007d7894"/>
    </style:style>
    <style:style style:name="T67" style:family="text">
      <style:text-properties officeooo:rsid="007f4380"/>
    </style:style>
    <style:style style:name="T68" style:family="text">
      <style:text-properties officeooo:rsid="008181f2"/>
    </style:style>
    <style:style style:name="T69" style:family="text">
      <style:text-properties officeooo:rsid="00835e39"/>
    </style:style>
    <style:style style:name="T70" style:family="text">
      <style:text-properties officeooo:rsid="0084e4d8"/>
    </style:style>
    <style:style style:name="T71" style:family="text">
      <style:text-properties officeooo:rsid="00ae66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st Analysis</text:p>
      <text:p text:style-name="P1"/>
      <text:p text:style-name="P3">Assuming: </text:p>
      <text:list xml:id="list1198478193" text:style-name="L1">
        <text:list-item>
          <text:p text:style-name="P23">no overhead for if statement testing which type of particle we have</text:p>
        </text:list-item>
        <text:list-item>
          <text:p text:style-name="P24">counting power by 2 as two mults</text:p>
        </text:list-item>
        <text:list-item>
          <text:p text:style-name="P25">each particle has approximately <text:span text:style-name="T48">M = </text:span><text:span text:style-name="T31">13 neighbors</text:span></text:p>
        </text:list-item>
        <text:list-item>
          <text:p text:style-name="P29">counting minus variable ( - var) as a substraction</text:p>
        </text:list-item>
      </text:list>
      <text:p text:style-name="P4"/>
      <text:p text:style-name="P6"><text:span text:style-name="T1">fladds/</text:span><text:span text:style-name="T4">subs</text:span><text:span text:style-name="T1">(</text:span><text:span text:style-name="T63">N, Ni, </text:span><text:span text:style-name="T1">N</text:span><text:span text:style-name="T3">b</text:span><text:span text:style-name="T1">) <text:tab/></text:span><text:span text:style-name="T63">= 2 Nb + 3 N</text:span><text:span text:style-name="T8">2 </text:span><text:span text:style-name="T16">+ 143/156 N + 13 N + </text:span><text:span text:style-name="T17">(</text:span><text:span text:style-name="T16">13 N </text:span><text:span text:style-name="T17">+ 2 Nb)</text:span><text:span text:style-name="T16"> + N </text:span></text:p>
      <text:p text:style-name="P18"><text:tab/><text:tab/><text:tab/><text:tab/> <text:s text:c="2"/>+ 196 Ni + 4 Ni</text:p>
      <text:p text:style-name="P5"><text:span text:style-name="T16"><text:tab/><text:tab/><text:tab/><text:tab/></text:span><text:span text:style-name="T18">= 3 N</text:span><text:span text:style-name="T10">2 </text:span><text:span text:style-name="T18">+ 170/183 N + 200 Ni + 4 Nb</text:span></text:p>
      <text:p text:style-name="P6"><text:span text:style-name="T1">flmult</text:span><text:span text:style-name="T6">s</text:span><text:span text:style-name="T1">(</text:span><text:span text:style-name="T63">N, Ni, </text:span><text:span text:style-name="T1">N</text:span><text:span text:style-name="T3">b</text:span><text:span text:style-name="T1">) <text:tab/><text:tab/></text:span><text:span text:style-name="T63">= </text:span><text:span text:style-name="T64">8 Nb + 3 N</text:span><text:span text:style-name="T9">2</text:span><text:span text:style-name="T64"> + 221/195 N + 13 N + 13 N <text:s text:c="14"/>+ N </text:span></text:p>
      <text:p text:style-name="P11"><text:tab/><text:tab/><text:tab/><text:tab/> <text:s text:c="2"/>+ 260 Ni + 4 Ni</text:p>
      <text:p text:style-name="P5"><text:tab/><text:tab/><text:tab/><text:tab/><text:span text:style-name="T68">= 3 N</text:span><text:span text:style-name="T10">2</text:span><text:span text:style-name="T68"> + 248/222 N + 264 Ni + 8 Nb</text:span></text:p>
      <text:p text:style-name="P6"><text:span text:style-name="T4">fldiv(</text:span><text:span text:style-name="T63">N, Ni, </text:span><text:span text:style-name="T4">Nb) <text:tab/><text:tab/></text:span><text:span text:style-name="T64">= 3 Nb +<text:tab/><text:tab/> <text:s/></text:span><text:span text:style-name="T71">+</text:span><text:span text:style-name="T64"> </text:span><text:span text:style-name="T65">169 N <text:s text:c="10"/></text:span><text:span text:style-name="T66"><text:s text:c="9"/>+ (14 N + 2 Nb) <text:s text:c="8"/></text:span></text:p>
      <text:p text:style-name="P12"><text:tab/><text:tab/><text:tab/><text:tab/> <text:s text:c="2"/>+ 52 Ni</text:p>
      <text:p text:style-name="P5"><text:tab/><text:tab/><text:tab/><text:tab/><text:span text:style-name="T69">= 183 N + 52 Ni + 5 Nb</text:span></text:p>
      <text:p text:style-name="P5"><text:span text:style-name="T3">flsin/cos(</text:span><text:span text:style-name="T63">N, Ni, </text:span><text:span text:style-name="T3">Nb) <text:s text:c="5"/><text:tab/></text:span><text:span text:style-name="T67">= 2 Nb</text:span></text:p>
      <text:p text:style-name="P5"><text:span text:style-name="T63">flsqrt(N, Ni, Nb)<text:tab/> <text:tab/></text:span><text:span text:style-name="T67">= <text:s text:c="12"/>N</text:span><text:span text:style-name="T11">2</text:span><text:span text:style-name="T67"> <text:s text:c="3"/>+ 26 N</text:span></text:p>
      <text:p text:style-name="P13"/>
      <text:p text:style-name="P22">C(<text:span text:style-name="T63">N, Ni, </text:span>N<text:span text:style-name="T3">b</text:span>) <text:tab/><text:tab/>= <text:span text:style-name="T1">(fladds/</text:span><text:span text:style-name="T4">subs</text:span><text:span text:style-name="T1">(</text:span><text:span text:style-name="T63">N, Ni, </text:span><text:span text:style-name="T1">N</text:span><text:span text:style-name="T3">b</text:span><text:span text:style-name="T1">), flmult</text:span><text:span text:style-name="T6">s</text:span><text:span text:style-name="T1">(</text:span><text:span text:style-name="T63">N, Ni, </text:span><text:span text:style-name="T1">N</text:span><text:span text:style-name="T3">b</text:span><text:span text:style-name="T1">), </text:span><text:span text:style-name="T4">fldiv(</text:span><text:span text:style-name="T63">N, Ni, </text:span><text:span text:style-name="T4">Nb), </text:span></text:p>
      <text:p text:style-name="P14"><text:span text:style-name="T3"><text:tab/><text:tab/><text:tab/> <text:s text:c="4"/>flsin/cos(</text:span><text:span text:style-name="T63">N, Ni, </text:span><text:span text:style-name="T3">Nb), </text:span><text:span text:style-name="T63">flsqrt(N, Ni, Nb)</text:span><text:span text:style-name="T1">) </text:span></text:p>
      <text:p text:style-name="P15"><text:tab/><text:tab/><text:tab/><text:span text:style-name="T63">= </text:span><text:span text:style-name="T70">(</text:span><text:span text:style-name="T18">3 N</text:span><text:span text:style-name="T10">2 </text:span><text:span text:style-name="T18">+ 170/183 N + 200 Ni + 4 Nb, 3 N</text:span><text:span text:style-name="T10">2</text:span><text:span text:style-name="T18"> + 248/222 N </text:span></text:p>
      <text:p text:style-name="P16"><text:span text:style-name="T18"><text:tab/><text:tab/><text:tab/> <text:s text:c="4"/>+ 264 Ni + 8 Nb, </text:span><text:span text:style-name="T19">183 N + 52 Ni + 5 Nb, </text:span><text:span text:style-name="T20">2 Nb, </text:span><text:span text:style-name="T21">N</text:span><text:span text:style-name="T11">2</text:span><text:span text:style-name="T21"> + 26 N</text:span><text:span text:style-name="T20">)</text:span></text:p>
      <text:p text:style-name="P19"><text:span text:style-name="T22">C</text:span><text:span text:style-name="T23">(N, Ni, Nb) <text:tab/>= </text:span><text:span text:style-name="T25">7</text:span><text:span text:style-name="T23"> N</text:span><text:span text:style-name="T12">2</text:span><text:span text:style-name="T23"> + 627/614 N </text:span><text:span text:style-name="T24">+ 516 Ni + 19 Nb</text:span><text:span text:style-name="T23"> flops</text:span></text:p>
      <text:p text:style-name="P20"><text:span text:style-name="T23"><text:tab/><text:tab/><text:tab/></text:span><text:span text:style-name="T26">~ </text:span><text:span text:style-name="T29">7</text:span><text:span text:style-name="T27"> N</text:span><text:span text:style-name="T13">2</text:span><text:span text:style-name="T27"> + 62</text:span><text:span text:style-name="T26">0</text:span><text:span text:style-name="T27"> N </text:span><text:span text:style-name="T28">+ 516 Ni + 19 Nb</text:span><text:span text:style-name="T27"> flops</text:span></text:p>
      <text:p text:style-name="P7"/>
      <text:p text:style-name="P21">Derivation:</text:p>
      <text:p text:style-name="P8"/>
      <text:p text:style-name="P9">time loop over all time steps with N particles (<text:span text:style-name="T1">Ni </text:span>interior, <text:span text:style-name="T1">Nb </text:span>boundary (repulsive, ghost))</text:p>
      <text:list xml:id="list3668089849" text:style-name="L2">
        <text:list-item>
          <text:p text:style-name="P30">Time_Integration_Half</text:p>
          <text:list>
            <text:list-header>
              <text:p text:style-name="P34">Not used here for explicit Euler</text:p>
            </text:list-header>
          </text:list>
        </text:list-item>
        <text:list-item>
          <text:p text:style-name="P30">DisplaceBoundaries</text:p>
          <text:list>
            <text:list-header>
              <text:p text:style-name="P35"><text:span text:style-name="T54">C(N</text:span><text:span text:style-name="T56">b</text:span><text:span text:style-name="T54">)</text:span> <text:tab/>= <text:span text:style-name="T1">(fladds/</text:span><text:span text:style-name="T4">subs</text:span><text:span text:style-name="T1">(N</text:span><text:span text:style-name="T3">b</text:span><text:span text:style-name="T1">), flmult</text:span><text:span text:style-name="T6">s</text:span><text:span text:style-name="T1">(N</text:span><text:span text:style-name="T3">b</text:span><text:span text:style-name="T1">), </text:span><text:span text:style-name="T4">fldiv(Nb), </text:span><text:span text:style-name="T3">flsin/cos(Nb)</text:span><text:span text:style-name="T1">)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46"><text:span text:style-name="T3">= (</text:span><text:span text:style-name="T4">2 Nb, 8 Nb, 3 Nb, 2 Nb</text:span><text:span text:style-name="T3">)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</text:list>
        </text:list-item>
        <text:list-item>
          <text:p text:style-name="P30">for i = 1, N</text:p>
          <text:list>
            <text:list-header>
              <text:p text:style-name="P30">SearchNeighbors</text:p>
              <text:list>
                <text:list-header>
                  <text:p text:style-name="P37"><text:span text:style-name="T55">C(N)</text:span><text:span text:style-name="T5"> <text:tab/>= </text:span><text:span text:style-name="T6">(fladds/subs(N), flmults(N), </text:span><text:span text:style-name="T64">fl</text:span><text:span text:style-name="T6">sqrt(N))</text:span></text:p>
                  <text:list>
                    <text:list-item>
                      <text:list>
                        <text:list-header>
                          <text:p text:style-name="P48"><text:span text:style-name="T6">= (3 </text:span><text:span text:style-name="T30">N</text:span><text:span text:style-name="T7">2</text:span><text:span text:style-name="T14">, 3 </text:span><text:span text:style-name="T15">N</text:span><text:span text:style-name="T7">2</text:span><text:span text:style-name="T14">, <text:s/></text:span><text:span text:style-name="T15">N</text:span><text:span text:style-name="T7">2</text:span><text:span text:style-name="T6">)</text:span></text:p>
                        </text:list-header>
                      </text:list>
                    </text:list-item>
                  </text:list>
                </text:list-header>
              </text:list>
            </text:list-header>
          </text:list>
        </text:list-item>
        <text:list-item>
          <text:p text:style-name="P30">ComputeGlobalKernel</text:p>
          <text:list>
            <text:list-header>
              <text:p text:style-name="P26">Kernel: </text:p>
              <text:list>
                <text:list-header>
                  <text:p text:style-name="P27"><text:span text:style-name="T32">C(</text:span><text:span text:style-name="T49">M, </text:span><text:span text:style-name="T32">N) <text:s text:c="4"/>= (fladds/subs(</text:span><text:span text:style-name="T49">M, </text:span><text:span text:style-name="T32">N), flmult(</text:span><text:span text:style-name="T49">M, </text:span><text:span text:style-name="T32">N), fldivs(</text:span><text:span text:style-name="T49">M, </text:span><text:span text:style-name="T32">N), </text:span><text:span text:style-name="T64">fl</text:span><text:span text:style-name="T32">sqrt(</text:span><text:span text:style-name="T49">M, </text:span><text:span text:style-name="T32">N))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8"><text:span text:style-name="T32">= (3 + </text:span><text:span text:style-name="T46">2/1</text:span><text:span text:style-name="T32">, </text:span><text:span text:style-name="T46">7/6</text:span><text:span text:style-name="T32">, </text:span><text:span text:style-name="T46">5</text:span><text:span text:style-name="T32">, </text:span><text:span text:style-name="T47">1</text:span><text:span text:style-name="T32">) </text:span><text:span text:style-name="T49">M </text:span><text:span text:style-name="T47">N</text:span><text:span text:style-name="T32"> </text:span></text:p>
                              <text:p text:style-name="P38">= (5/4 <text:span text:style-name="T49">M</text:span> N, 7/6 <text:span text:style-name="T49">M </text:span>N, 5 <text:span text:style-name="T49">M </text:span>N, <text:span text:style-name="T49">M </text:span>N)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  <text:p text:style-name="P26">KernelGradient: </text:p>
              <text:list text:continue-numbering="true">
                <text:list-header>
                  <text:p text:style-name="P27"><text:span text:style-name="T32">C(</text:span><text:span text:style-name="T49">M, </text:span><text:span text:style-name="T32">N) <text:s text:c="4"/>= (fladds/subs(</text:span><text:span text:style-name="T49">M, </text:span><text:span text:style-name="T32">N), flmult(</text:span><text:span text:style-name="T49">M, </text:span><text:span text:style-name="T32">N), fldivs(</text:span><text:span text:style-name="T49">M, </text:span><text:span text:style-name="T32">N), </text:span><text:span text:style-name="T64">fl</text:span><text:span text:style-name="T32">sqrt(</text:span><text:span text:style-name="T49">M, </text:span><text:span text:style-name="T32">N))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53"><text:span text:style-name="T33">= (3 + 2 + 1/3, 2 + 4 + </text:span><text:span text:style-name="T34">4/3</text:span><text:span text:style-name="T33">, 5 + 2 + 1, </text:span><text:span text:style-name="T35">1</text:span><text:span text:style-name="T33">) </text:span><text:span text:style-name="T36">M </text:span><text:span text:style-name="T35">N</text:span><text:span text:style-name="T33"> </text:span></text:p>
                              <text:p text:style-name="P54"><text:span text:style-name="T33">= </text:span><text:span text:style-name="T37">(</text:span><text:span text:style-name="T33">6/8 </text:span><text:span text:style-name="T36">M </text:span><text:span text:style-name="T33">N, </text:span><text:span text:style-name="T38">10/9</text:span><text:span text:style-name="T33"> </text:span><text:span text:style-name="T36">M </text:span><text:span text:style-name="T33">N, 8 </text:span><text:span text:style-name="T36">M </text:span><text:span text:style-name="T33">N, </text:span><text:span text:style-name="T36">M </text:span><text:span text:style-name="T33">N)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header>
          </text:list>
        </text:list-item>
      </text:list>
      <text:p text:style-name="P17"><text:span text:style-name="T33"><text:tab/></text:span><text:span text:style-name="T39">C(N)</text:span><text:span text:style-name="T41"> <text:tab/>= </text:span><text:span text:style-name="T33">(fladds/subs(N), flmult(N), fldivs(N), </text:span><text:span text:style-name="T42">fl</text:span><text:span text:style-name="T33">sqrt(N))</text:span></text:p>
      <text:p text:style-name="P17"><text:span text:style-name="T33"><text:tab/><text:tab/></text:span><text:span text:style-name="T43">=</text:span><text:span text:style-name="T41"> (11/12 </text:span><text:span text:style-name="T44">M </text:span><text:span text:style-name="T41">N, 17/15 </text:span><text:span text:style-name="T44">M </text:span><text:span text:style-name="T41">N, 13 </text:span><text:span text:style-name="T44">M </text:span><text:span text:style-name="T41">N, 2 </text:span><text:span text:style-name="T44">M </text:span><text:span text:style-name="T41">N)</text:span></text:p>
      <text:p text:style-name="P17"><text:span text:style-name="T41"><text:tab/><text:tab/></text:span><text:span text:style-name="T40">= (143/156 N, 221/195 N, 169 N, 26 N)</text:span></text:p>
      <text:list xml:id="list155713543181434" text:continue-numbering="true" text:style-name="L2">
        <text:list-item>
          <text:p text:style-name="P31">ComputeGlobalDensity</text:p>
          <text:list>
            <text:list-header>
              <text:p text:style-name="P32"><text:span text:style-name="T55">C(</text:span><text:span text:style-name="T57">N</text:span><text:span text:style-name="T55">)</text:span><text:span text:style-name="T5"><text:tab/>= </text:span><text:span text:style-name="T6">(fladds/subs(N), flmults(N)</text:span><text:span text:style-name="T50">)</text:span></text:p>
              <text:list>
                <text:list-item>
                  <text:list>
                    <text:list-header>
                      <text:p text:style-name="P39">= (M N, M N)</text:p>
                      <text:p text:style-name="P49">= (13 N, 13 N)</text:p>
                    </text:list-header>
                  </text:list>
                </text:list-item>
              </text:list>
            </text:list-header>
          </text:list>
        </text:list-item>
        <text:list-item>
          <text:p text:style-name="P30">DensityAndBCVelocityCorrection</text:p>
          <text:list>
            <text:list-header>
              <text:p text:style-name="P40"><text:span text:style-name="T54">C(N, N</text:span><text:span text:style-name="T60">b</text:span><text:span text:style-name="T54">)</text:span> <text:s text:c="4"/>= <text:span text:style-name="T32">(fladds/subs(N</text:span>, N<text:span text:style-name="T61">b</text:span><text:span text:style-name="T32">), flmult(N</text:span>, N<text:span text:style-name="T61">b</text:span><text:span text:style-name="T32">), fldivs(N</text:span>, N<text:span text:style-name="T61">b</text:span><text:span text:style-name="T32">)</text:span>)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41">= (M N + 2 N<text:span text:style-name="T61">b</text:span>, M N, M N + N + 2 N<text:span text:style-name="T61">b</text:span>)</text:p>
                              <text:p text:style-name="P50">= (13 N + 2 N<text:span text:style-name="T61">b</text:span>, 13 N, 14 N + 2 N<text:span text:style-name="T61">b</text:span>)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</text:list>
        </text:list-item>
        <text:list-item>
          <text:p text:style-name="P33">ComputeGlobalPressure</text:p>
          <text:list>
            <text:list-header>
              <text:p text:style-name="P33"><text:span text:style-name="T58">C(N)</text:span><text:span text:style-name="T51"> <text:tab/>= </text:span><text:span text:style-name="T6">(fladds/subs(N), flmults(N)</text:span><text:span text:style-name="T50">)</text:span></text:p>
              <text:list>
                <text:list-item>
                  <text:list>
                    <text:list-header>
                      <text:p text:style-name="P51">= (N, N)</text:p>
                    </text:list-header>
                  </text:list>
                </text:list-item>
              </text:list>
            </text:list-header>
          </text:list>
        </text:list-item>
        <text:list-item>
          <text:p text:style-name="P30">ComputeInteriorLaminarAcceleration</text:p>
          <text:list>
            <text:list-header>
              <text:p text:style-name="P42">ComputeSoundSpeed</text:p>
              <text:list>
                <text:list-header>
                  <text:p text:style-name="P42">C(N) = const</text:p>
                </text:list-header>
              </text:list>
              <text:p text:style-name="P44"><text:span text:style-name="T54">C(Ni)</text:span> <text:tab/>= <text:span text:style-name="T32">(fladds/subs(N</text:span>i<text:span text:style-name="T32">), flmult(N</text:span>i<text:span text:style-name="T32">), fldivs(N</text:span>i<text:span text:style-name="T32">))</text:span></text:p>
              <text:list>
                <text:list-item>
                  <text:list>
                    <text:list-header>
                      <text:p text:style-name="P55">= <text:span text:style-name="T33">(</text:span><text:span text:style-name="T45">15</text:span><text:span text:style-name="T33">, 3 + 2 + 2 + 7 + 2 + 4, 2 + 1 + 1) M Ni + Ni fladds</text:span></text:p>
                      <text:p text:style-name="P52">= (1<text:span text:style-name="T62">96</text:span> Ni, <text:span text:style-name="T53">260 Ni, 52 Ni)</text:span></text:p>
                    </text:list-header>
                  </text:list>
                </text:list-item>
              </text:list>
            </text:list-header>
          </text:list>
        </text:list-item>
        <text:list-item>
          <text:p text:style-name="P30">AddRepulsiveForce</text:p>
          <text:list>
            <text:list-header>
              <text:p text:style-name="P43">ComputeSoundSpeed</text:p>
              <text:list>
                <text:list-header>
                  <text:p text:style-name="P43">C(N) = const</text:p>
                </text:list-header>
              </text:list>
              <text:p text:style-name="P45"><text:span text:style-name="T54">C(Ni)</text:span> <text:tab/>= <text:span text:style-name="T32">(fladds/subs(N</text:span><text:span text:style-name="T52">i</text:span><text:span text:style-name="T32">), flmult(N</text:span><text:span text:style-name="T52">i</text:span><text:span text:style-name="T32">), fldivs(N</text:span><text:span text:style-name="T52">i</text:span><text:span text:style-name="T32">))</text:span></text:p>
              <text:list>
                <text:list-item>
                  <text:list>
                    <text:list-header>
                      <text:p text:style-name="P45"><text:span text:style-name="T54">~ const</text:span> (as only interior particles with repulsive particles in neighborhood)</text:p>
                    </text:list-header>
                  </text:list>
                </text:list-item>
              </text:list>
            </text:list-header>
          </text:list>
        </text:list-item>
        <text:list-item>
          <text:p text:style-name="P30">Time_Integration</text:p>
          <text:list>
            <text:list-header>
              <text:p text:style-name="P36"><text:span text:style-name="T54">C(N</text:span><text:span text:style-name="T59">i</text:span><text:span text:style-name="T54">)</text:span> <text:tab/>= <text:span text:style-name="T1">(fladds(Ni), flmult</text:span><text:span text:style-name="T6">s</text:span><text:span text:style-name="T1">(Ni)) </text:span></text:p>
              <text:list>
                <text:list-item>
                  <text:list>
                    <text:list-header>
                      <text:p text:style-name="P47"><text:span text:style-name="T1">= (</text:span><text:span text:style-name="T2">4 </text:span><text:span text:style-name="T1">Ni, </text:span><text:span text:style-name="T2">4 Ni)</text:span></text:p>
                    </text:list-header>
                  </text:list>
                </text:list-item>
              </text:list>
            </text:list-header>
          </text:list>
        </text:list-item>
      </text:list>
      <text:p text:style-name="P1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9T17:23:18.425430592</meta:creation-date>
    <meta:generator>LibreOffice/6.4.3.2$Linux_X86_64 LibreOffice_project/40$Build-2</meta:generator>
    <dc:date>2020-05-02T14:19:51.259836502</dc:date>
    <meta:editing-duration>PT2H58M36S</meta:editing-duration>
    <meta:editing-cycles>83</meta:editing-cycles>
    <meta:document-statistic meta:table-count="0" meta:image-count="0" meta:object-count="0" meta:page-count="2" meta:paragraph-count="71" meta:word-count="552" meta:character-count="2638" meta:non-whitespace-character-count="2003"/>
  </office:meta>
</office:document-meta>
</file>